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0162" officeooo:paragraph-rsid="00020162"/>
    </style:style>
    <style:style style:name="P2" style:family="paragraph" style:parent-style-name="Standard">
      <style:text-properties fo:color="#008000" style:font-name="Consolas" fo:font-size="9.5pt" fo:font-weight="bold" officeooo:rsid="00066756" officeooo:paragraph-rsid="00066756" fo:background-color="#ffffff" style:font-size-asian="9.5pt" style:font-weight-asian="bold" style:font-weight-complex="bold"/>
    </style:style>
    <style:style style:name="P3" style:family="paragraph" style:parent-style-name="Standard">
      <style:text-properties fo:color="#008000" style:font-name="Consolas" fo:font-size="9.5pt" style:text-underline-style="solid" style:text-underline-width="auto" style:text-underline-color="font-color" fo:font-weight="bold" officeooo:rsid="00020162" officeooo:paragraph-rsid="00020162" fo:background-color="#ffffff" style:font-size-asian="9.5pt" style:font-weight-asian="bold" style:font-weight-complex="bold"/>
    </style:style>
    <style:style style:name="P4" style:family="paragraph" style:parent-style-name="Standard">
      <style:text-properties fo:color="#000000" style:font-name="Consolas" fo:font-size="9.5pt" officeooo:rsid="00020162" officeooo:paragraph-rsid="00020162" fo:background-color="#ffffff" style:font-size-asian="9.5pt"/>
    </style:style>
    <style:style style:name="P5" style:family="paragraph" style:parent-style-name="Standard">
      <style:text-properties officeooo:rsid="00066756" officeooo:paragraph-rsid="00066756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20162" officeooo:paragraph-rsid="00020162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3b158" officeooo:paragraph-rsid="0003b158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Consolas" fo:font-size="9.5pt" officeooo:rsid="00020162" officeooo:paragraph-rsid="00020162" fo:background-color="#ffffff" style:font-size-asian="9.5pt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Consolas" fo:font-size="9.5pt" officeooo:rsid="0003b158" officeooo:paragraph-rsid="00020162" fo:background-color="#ffffff" style:font-size-asian="9.5pt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Consolas" fo:font-size="9.5pt" officeooo:rsid="0004dfff" officeooo:paragraph-rsid="0003b158" fo:background-color="#ffffff" style:font-size-asian="9.5pt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Consolas" fo:font-size="9.5pt" officeooo:rsid="0008a11e" officeooo:paragraph-rsid="0008a11e" fo:background-color="#ffffff" style:font-size-asian="9.5pt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Consolas" fo:font-size="9.5pt" officeooo:rsid="0008a11e" officeooo:paragraph-rsid="000973b3" fo:background-color="#ffffff" style:font-size-asian="9.5pt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Consolas" fo:font-size="9.5pt" officeooo:rsid="000973b3" officeooo:paragraph-rsid="000973b3" fo:background-color="#ffffff" style:font-size-asian="9.5pt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Consolas" fo:font-size="9.5pt" style:text-underline-style="solid" style:text-underline-width="auto" style:text-underline-color="font-color" officeooo:rsid="000973b3" officeooo:paragraph-rsid="000973b3" fo:background-color="#ffffff" style:font-size-asian="9.5pt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8a11e" officeooo:paragraph-rsid="0008a11e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8000" style:font-name="Consolas" fo:font-size="9.5pt" fo:font-weight="bold" officeooo:rsid="00020162" officeooo:paragraph-rsid="000b32d4" fo:background-color="#ffffff" style:font-size-asian="9.5pt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8000" style:font-name="Consolas" fo:font-size="9.5pt" style:text-underline-style="solid" style:text-underline-width="auto" style:text-underline-color="font-color" fo:font-weight="bold" officeooo:rsid="00020162" officeooo:paragraph-rsid="00066756" fo:background-color="#ffffff" style:font-size-asian="9.5pt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8000" style:font-name="Consolas" fo:font-size="9.5pt" style:text-underline-style="solid" style:text-underline-width="auto" style:text-underline-color="font-color" fo:font-weight="bold" officeooo:rsid="00020162" officeooo:paragraph-rsid="000b32d4" fo:background-color="#ffffff" style:font-size-asian="9.5pt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text-underline-style="solid" style:text-underline-width="auto" style:text-underline-color="font-color" fo:font-weight="bold" officeooo:rsid="0008a11e" officeooo:paragraph-rsid="0008a11e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Consolas" fo:font-size="9.5pt" fo:font-weight="bold" officeooo:rsid="000b32d4" officeooo:paragraph-rsid="000b32d4" fo:background-color="#ffffff" style:font-size-asian="9.5pt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8000" style:font-name="Consolas" fo:font-size="9.5pt" fo:font-weight="bold" officeooo:rsid="00066756" officeooo:paragraph-rsid="000cf43a" fo:background-color="#ffffff" style:font-size-asian="9.5pt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8000" style:font-name="Consolas" fo:font-size="9.5pt" fo:font-weight="bold" officeooo:rsid="00020162" officeooo:paragraph-rsid="000dbc76" fo:background-color="#ffffff" style:font-size-asian="9.5pt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fo:color="#008000" style:font-name="Consolas" fo:font-size="9.5pt" fo:font-weight="bold" officeooo:rsid="00066756" officeooo:paragraph-rsid="000cf43a" fo:background-color="#ffffff" style:font-size-asian="9.5pt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Consolas" fo:font-size="9.5pt" fo:background-color="#ffffff" loext:char-shading-value="0" style:font-size-asian="9.5pt"/>
    </style:style>
    <style:style style:name="T3" style:family="text">
      <style:text-properties fo:color="#000000" style:font-name="Consolas" fo:font-size="9.5pt" officeooo:rsid="00020162" fo:background-color="#ffffff" loext:char-shading-value="0" style:font-size-asian="9.5pt"/>
    </style:style>
    <style:style style:name="T4" style:family="text">
      <style:text-properties fo:color="#000000" style:font-name="Consolas" fo:font-size="9.5pt" officeooo:rsid="0003b158" fo:background-color="#ffffff" loext:char-shading-value="0" style:font-size-asian="9.5pt"/>
    </style:style>
    <style:style style:name="T5" style:family="text">
      <style:text-properties fo:color="#000000" style:font-name="Consolas" fo:font-size="9.5pt" officeooo:rsid="0004dfff" fo:background-color="#ffffff" loext:char-shading-value="0" style:font-size-asian="9.5pt"/>
    </style:style>
    <style:style style:name="T6" style:family="text">
      <style:text-properties fo:color="#000000" style:font-name="Consolas" fo:font-size="9.5pt" officeooo:rsid="00052f33" fo:background-color="#ffffff" loext:char-shading-value="0" style:font-size-asian="9.5pt"/>
    </style:style>
    <style:style style:name="T7" style:family="text">
      <style:text-properties fo:color="#000000" style:font-name="Consolas" fo:font-size="9.5pt" officeooo:rsid="00066756" fo:background-color="#ffffff" loext:char-shading-value="0" style:font-size-asian="9.5pt"/>
    </style:style>
    <style:style style:name="T8" style:family="text">
      <style:text-properties fo:color="#000000" style:font-name="Consolas" fo:font-size="9.5pt" officeooo:rsid="000857c5" fo:background-color="#ffffff" loext:char-shading-value="0" style:font-size-asian="9.5pt"/>
    </style:style>
    <style:style style:name="T9" style:family="text">
      <style:text-properties fo:color="#000000" style:font-name="Consolas" fo:font-size="9.5pt" officeooo:rsid="0008a11e" fo:background-color="#ffffff" loext:char-shading-value="0" style:font-size-asian="9.5pt"/>
    </style:style>
    <style:style style:name="T10" style:family="text">
      <style:text-properties fo:color="#000000" officeooo:rsid="00052f33"/>
    </style:style>
    <style:style style:name="T11" style:family="text">
      <style:text-properties fo:color="#000000" officeooo:rsid="0003b158"/>
    </style:style>
    <style:style style:name="T12" style:family="text">
      <style:text-properties fo:color="#000000" officeooo:rsid="000de19f"/>
    </style:style>
    <style:style style:name="T13" style:family="text">
      <style:text-properties fo:color="#008000" style:font-name="Consolas" fo:font-size="9.5pt" fo:background-color="#ffffff" loext:char-shading-value="0" style:font-size-asian="9.5pt"/>
    </style:style>
    <style:style style:name="T14" style:family="text">
      <style:text-properties fo:color="#008000" style:font-name="Consolas" fo:font-size="9.5pt" officeooo:rsid="00020162" fo:background-color="#ffffff" loext:char-shading-value="0" style:font-size-asian="9.5pt"/>
    </style:style>
    <style:style style:name="T15" style:family="text">
      <style:text-properties officeooo:rsid="00066756"/>
    </style:style>
    <style:style style:name="T16" style:family="text">
      <style:text-properties officeooo:rsid="00020162"/>
    </style:style>
    <style:style style:name="T17" style:family="text">
      <style:text-properties fo:color="#2b91af" style:font-name="Consolas" fo:font-size="9.5pt" fo:background-color="#ffffff" loext:char-shading-value="0" style:font-size-asian="9.5pt"/>
    </style:style>
    <style:style style:name="T18" style:family="text">
      <style:text-properties officeooo:rsid="000b32d4"/>
    </style:style>
    <style:style style:name="T19" style:family="text">
      <style:text-properties officeooo:rsid="000cf43a"/>
    </style:style>
    <style:style style:name="T20" style:family="text">
      <style:text-properties officeooo:rsid="000dbc76"/>
    </style:style>
    <style:style style:name="T21" style:family="text">
      <style:text-properties officeooo:rsid="000de1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ón 0.1</text:p>
      <text:p text:style-name="P5"/>
      <text:p text:style-name="P2">Proyecto <text:span text:style-name="T16">OptimaJet.Workflow.Core.</text:span></text:p>
      <text:p text:style-name="P2"/>
      <text:p text:style-name="P3"><text:span text:style-name="T15">Namespace </text:span>OptimaJet.Workflow.Core.Model</text:p>
      <text:p text:style-name="P4"/>
      <text:p text:style-name="P1"><text:span text:style-name="T13">ActivityDefinition.cs: </text:span><text:span text:style-name="T2">Modificada </text:span><text:span text:style-name="T6">A</text:span><text:span text:style-name="T2"> clase par</text:span><text:span text:style-name="T4">tial</text:span><text:span text:style-name="T2">, para poder añadir propiedades</text:span></text:p>
      <text:p text:style-name="P1"><text:span text:style-name="T13">ActivityDefinitionPartialClassAntWay.cs: </text:span><text:span text:style-name="T2">Añadidas propiedades a la clas</text:span><text:span text:style-name="T4">e</text:span><text:span text:style-name="T2"> ActivityDefinitio</text:span><text:span text:style-name="T4">n</text:span><text:span text:style-name="T2">.cs</text:span></text:p>
      <text:p text:style-name="P4"/>
      <text:p text:style-name="P1"><text:span text:style-name="T13">ProcessDefinition.cs:</text:span><text:span text:style-name="T2"> Serialización de las propiedades boolean añadidas a la clase Activity</text:span></text:p>
      <text:p text:style-name="P4"/>
      <text:p text:style-name="P6"><text:span text:style-name="T13">TransitionClassifier.cs:</text:span><text:span text:style-name="T2"> Añadido element</text:span><text:span text:style-name="T4">o</text:span><text:span text:style-name="T2"> AntWay al enum </text:span><text:span text:style-name="T9">(DE MOMENTO NO SE USA)</text:span></text:p>
      <text:p text:style-name="P8"/>
      <text:p text:style-name="P17"><text:span text:style-name="T15">Namespace </text:span>OptimaJet.Workflow </text:p>
      <text:p text:style-name="P17"><text:span text:style-name="T15">Carpeta </text:span>\Designer</text:p>
      <text:p text:style-name="P9"/>
      <text:p text:style-name="P7"><text:span text:style-name="T14">Designer.cs:</text:span><text:span text:style-name="T2"> </text:span><text:span text:style-name="T3">Modificada </text:span><text:span text:style-name="T7">A </text:span><text:span text:style-name="T3">clase par</text:span><text:span text:style-name="T2">tial</text:span><text:span text:style-name="T3">, para poder añadir </text:span><text:span text:style-name="T2">métodos</text:span></text:p>
      <text:p text:style-name="P7"><text:span text:style-name="T2"><text:tab/><text:tab/></text:span><text:span text:style-name="T8">Modificado método Load</text:span></text:p>
      <text:p text:style-name="P7"><text:span text:style-name="T14">DesignerPartialClassAntWay.cs:</text:span><text:span text:style-name="T2"> </text:span><text:span text:style-name="T5">Añadido método NewScheme, para que un esquema se cree con los elementos por defecto de AntWay</text:span></text:p>
      <text:p text:style-name="P10"/>
      <text:p text:style-name="P10"/>
      <text:p text:style-name="P19"><text:span text:style-name="T5">N</text:span><text:span text:style-name="T2">amespace OptimaJet.Workflow.Core.Runtime</text:span></text:p>
      <text:p text:style-name="P11"/>
      <text:p text:style-name="P15"><text:span text:style-name="T17">WorkflowRuntime</text:span><text:span text:style-name="T2">.cs: Modificada a clase partial, para poder extenderla</text:span></text:p>
      <text:p text:style-name="P11">WorkflowRuntimeAntway.cs: Añadidos:</text:p>
      <text:p text:style-name="P11"><text:tab/>Interfaz: ICommandMapping </text:p>
      <text:p text:style-name="P11"><text:tab/>Métodos: ExecuteTriggeredTransitions</text:p>
      <text:p text:style-name="P11"/>
      <text:p text:style-name="P12">ICommandMapping.cs: </text:p>
      <text:p text:style-name="P12"/>
      <text:p text:style-name="P13">CommandMapping.cs: </text:p>
      <text:p text:style-name="P13"/>
      <text:p text:style-name="P14"/>
      <text:p text:style-name="P18"><text:span text:style-name="T15">Namespace </text:span>OptimaJet.Workflow.Core.<text:span text:style-name="T18">Parser</text:span></text:p>
      <text:p text:style-name="P16"/>
      <text:p text:style-name="P20">XmlWorkflowParser.cs: Método ParseActivities(). Añadido parseo propiedades añadidas en ActivitiDefinitionPartiaalClassAntWay.cs </text:p>
      <text:p text:style-name="P20"/>
      <text:p text:style-name="P20"/>
      <text:p text:style-name="P23">Proyecto <text:span text:style-name="T16">OptimaJet.Workflow.Oracle.</text:span></text:p>
      <text:p text:style-name="P21"/>
      <text:p text:style-name="P22"><text:span text:style-name="T19">OracleProvider</text:span>.cs: <text:span text:style-name="T12">SetWorkflowRunning()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535cm" fo:margin-right="1.3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11-09T11:52:04.868000000</dc:date>
    <meta:editing-duration>PT1H5M43S</meta:editing-duration>
    <meta:editing-cycles>8</meta:editing-cycles>
    <meta:document-statistic meta:table-count="0" meta:image-count="0" meta:object-count="0" meta:page-count="2" meta:paragraph-count="23" meta:word-count="110" meta:character-count="1177" meta:non-whitespace-character-count="1081"/>
  </office:meta>
</office:document-meta>
</file>